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91fc" officeooo:paragraph-rsid="000891fc" style:font-weight-asian="bold" style:font-weight-complex="bold"/>
    </style:style>
    <style:style style:name="P2" style:family="paragraph" style:parent-style-name="Standard">
      <style:text-properties fo:font-weight="bold" officeooo:rsid="000a8f37" officeooo:paragraph-rsid="000a8f37" style:font-weight-asian="bold" style:font-weight-complex="bold"/>
    </style:style>
    <style:style style:name="P3" style:family="paragraph" style:parent-style-name="Standard">
      <style:text-properties fo:font-weight="normal" officeooo:rsid="000891fc" officeooo:paragraph-rsid="000891fc" style:font-weight-asian="normal" style:font-weight-complex="normal"/>
    </style:style>
    <style:style style:name="P4" style:family="paragraph" style:parent-style-name="Standard">
      <style:text-properties fo:font-weight="normal" officeooo:rsid="000a8f37" officeooo:paragraph-rsid="000a8f37" style:font-weight-asian="normal" style:font-weight-complex="normal"/>
    </style:style>
    <style:style style:name="P5" style:family="paragraph" style:parent-style-name="Standard">
      <style:text-properties fo:font-weight="bold" officeooo:rsid="000a8f37" officeooo:paragraph-rsid="000dd3e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084" style:font-weight-asian="normal" style:font-weight-complex="normal"/>
    </style:style>
    <style:style style:name="T3" style:family="text">
      <style:text-properties fo:font-weight="normal" officeooo:rsid="000a8f37" style:font-weight-asian="normal" style:font-weight-complex="normal"/>
    </style:style>
    <style:style style:name="T4" style:family="text">
      <style:text-properties fo:font-weight="normal" officeooo:rsid="000c8bc1" style:font-weight-asian="normal" style:font-weight-complex="normal"/>
    </style:style>
    <style:style style:name="T5" style:family="text">
      <style:text-properties officeooo:rsid="000dd3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roduction</text:p>
      <text:p text:style-name="P3"/>
      <text:p text:style-name="P1"><text:span text:style-name="T1"><text:s/><text:tab/></text:span><text:span text:style-name="T2">Recent decades have seen huge economic developments in places that were once deemed “3rd World Countries”. <text:s/>The rapid expansion of the Internet to newly developed parts of the world has opened a business niche for digital advertising of tourism opportunities. <text:s/>My web application will provide an online interface for an island town to advertise opportunities which may be of interest to potential consumers. <text:s/></text:span></text:p>
      <text:p text:style-name="P1"><text:span text:style-name="T2"><text:tab/>The application will consist of an 'index' page which renders a colorful interactive map of the tropical island with different points of interest. <text:s/>Each of these points of interest can be clicked on by a visitor </text:span><text:span text:style-name="T3">to the website. <text:s/>When clicked on, a point of interest will direct the user to a page where they can more information about the venue. </text:span></text:p>
      <text:p text:style-name="P4"><text:tab/>Overall, this web interface is designed to give prospective foreign tourists a visually appealing representation of interesting and necessary tourist facilities. <text:s/>It serves two main purposes. <text:s/>First, it allows local businesses to advertise themselves and gain wider recognition through the Internet. <text:s/>Second of all, it allows a prospective tourist to be able to see key information concerning all of the necessary amenities of a vacation destination such lodging, food and entertainment opportunities. <text:s/></text:p>
      <text:p text:style-name="P4"/>
      <text:p text:style-name="P2">2. Detailed Application Requirements</text:p>
      <text:p text:style-name="P4"><text:tab/>There are five different objects that can be marked as a “point of interest” on the island: Restaurants, general stores, hotels, transportation hubs and important landmarks. <text:s/>Restaurants have the following properties: open time (integer, army time), close time (integer, army time), name (string), address (string, street address). <text:s/>General stores have following properties: open time (integer, army time), close time (integer, army time), address (string, street address), supermarket (boolean: true if the store specializes in food, false if it doesn't). <text:s/>Hotels have the following properties: name (string), price per night (float, local currency), vacancy (boolean), smoking (boolean), street address (string). <text:s/>Transport hubs have the following properties: next trip time (integer, army time), next trip location (street address), price per ticket (float, local currency), street address (string), name (string). <text:s/></text:p>
      <text:p text:style-name="P5"><text:span text:style-name="T1"><text:tab/></text:span><text:span text:style-name="T4">There will need to be a DBA working closely with local businesses and government to make sure that values reflected in the database for businesses remain valid. <text:s/>In addition, street addresses will need to be verified upon the modification of a field containing and address using a third party map API to ensure that they are valid. <text:s/>When open/close times are modified, there will need to be validation ensuring that the new times are in fact valid times. </text:span></text:p>
      <text:p text:style-name="P5"><text:span text:style-name="T4"/></text:p>
      <text:p text:style-name="P5"><text:span text:style-name="T5">3. </text:span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Wasinger</meta:initial-creator>
    <meta:creation-date>2014-04-10T22:15:32.806582495</meta:creation-date>
    <dc:date>2014-05-12T19:17:48.686060484</dc:date>
    <dc:creator>Jared Wasinger</dc:creator>
    <meta:editing-duration>PT4M4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8" meta:word-count="408" meta:character-count="2693" meta:non-whitespace-character-count="2264"/>
  </office:meta>
</office:document-meta>
</file>